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685" officeooo:paragraph-rsid="001d4685"/>
    </style:style>
    <style:style style:name="P2" style:family="paragraph" style:parent-style-name="Standard">
      <style:text-properties officeooo:rsid="001df22f" officeooo:paragraph-rsid="001df22f"/>
    </style:style>
    <style:style style:name="P3" style:family="paragraph" style:parent-style-name="Standard" style:list-style-name="L1">
      <style:text-properties officeooo:rsid="001df22f" officeooo:paragraph-rsid="001df22f"/>
    </style:style>
    <style:style style:name="P4" style:family="paragraph" style:parent-style-name="Standard" style:list-style-name="L1">
      <style:text-properties officeooo:paragraph-rsid="001df22f"/>
    </style:style>
    <style:style style:name="T1" style:family="text">
      <style:text-properties officeooo:rsid="001df2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de Uso</text:p>
      <text:p text:style-name="P1"/>
      <text:list xml:id="list3580598879" text:style-name="L1">
        <text:list-item>
          <text:p text:style-name="P3">Cadastro de pessoas;</text:p>
        </text:list-item>
        <text:list-item>
          <text:p text:style-name="P4"><text:span text:style-name="T1">Para acessar o sistema é necessário possuir fazer login;</text:span></text:p>
        </text:list-item>
        <text:list-item>
          <text:p text:style-name="P4"/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8:16:30.178349881</meta:creation-date>
    <dc:date>2021-10-12T19:12:54.360982688</dc:date>
    <meta:editing-duration>PT46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8" meta:character-count="94" meta:non-whitespace-character-count="82"/>
  </office:meta>
</office:document-meta>
</file>